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font-name="Liberation Sans1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ommande LEDS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t P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Needs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string" calcext:value-type="string">
            <text:p>http://ledsee.com/index.php/voltage-regulators/10-x-ams1117-33v-detail</text:p>
          </table:table-cell>
          <table:table-cell office:value-type="string" calcext:value-type="string">
            <text:p>Regulator 3.3V</text:p>
          </table:table-cell>
          <table:table-cell office:value-type="string" calcext:value-type="string">
            <text:p>http://www.advanced-monolithic.com/pdf/ds1117.pdf</text:p>
          </table:table-cell>
          <table:table-cell table:style-name="ce1" office:value-type="string" calcext:value-type="string">
            <text:p>22µF solid tantalum, R1 (=R2?) = 100<text:span text:style-name="T1">Ω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ledsee.com/index.php/new-products/bc04-bluetooth-module-v20-detail</text:p>
          </table:table-cell>
          <table:table-cell office:value-type="string" calcext:value-type="string">
            <text:p>BC04</text:p>
          </table:table-cell>
          <table:table-cell office:value-type="string" calcext:value-type="string">
            <text:p>http://www.bolutek.com/Products_info.asp?id=27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ledsee.com/index.php/led-smd</text:p>
          </table:table-cell>
          <table:table-cell office:value-type="string" calcext:value-type="string">
            <text:p>HC-05</text:p>
          </table:table-cell>
          <table:table-cell office:value-type="string" calcext:value-type="string">
            <text:p>http://cxem.net/arduino/download/HC%20Serial%20Bluetooth%20Products%20201104.pdf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Command Farnell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http://fr.farnell.com/mega-power/msd-086/fer-a-souder-5w-usb-480-degres/dp/2308559</text:p>
          </table:table-cell>
          <table:table-cell table:style-name="ce2" office:value-type="string" calcext:value-type="string">
            <text:p>pour David Bozec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TMeg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res MCUs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M10, L293D</text:p>
          </table:table-cell>
          <table:table-cell office:value-type="string" calcext:value-type="string">
            <text:p>Moteurs 3V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µF solid tantalu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 100Ω 1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ules WiFi</text:p>
          </table:table-cell>
          <table:table-cell table:number-columns-repeated="3"/>
        </table:table-row>
        <table:table-row table:style-name="ro2" table:number-rows-repeated="104855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 style:data-style-name="N2" text:time-value="0000-00-00T16:00:51.969024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6T10:13:52.294031327</meta:creation-date>
    <dc:date>2014-03-14T17:45:36.439513324</dc:date>
    <meta:editing-duration>PT6H52M54S</meta:editing-duration>
    <meta:editing-cycles>6</meta:editing-cycles>
    <meta:generator>LibreOffice/4.1.5.3$Linux_X86_64 LibreOffice_project/410m0$Build-3</meta:generator>
    <meta:document-statistic meta:table-count="1" meta:cell-count="29" meta:object-count="0"/>
  </office:meta>
</office:document-meta>
</file>